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3faf46" loext:opacity="100%" fo:font-weight="bold" officeooo:rsid="0006329c" officeooo:paragraph-rsid="0006329c" style:font-weight-asian="bold" style:font-weight-complex="bold"/>
    </style:style>
    <style:style style:name="P2" style:family="paragraph" style:parent-style-name="Standard">
      <style:text-properties style:use-window-font-color="true" loext:opacity="0%" fo:font-weight="normal" officeooo:rsid="0006329c" officeooo:paragraph-rsid="0006329c" style:font-weight-asian="normal" style:font-weight-complex="normal"/>
    </style:style>
    <style:style style:name="P3" style:family="paragraph" style:parent-style-name="Standard">
      <style:text-properties fo:color="#ff860d" loext:opacity="100%" fo:font-weight="bold" officeooo:rsid="0006329c" officeooo:paragraph-rsid="0006329c" style:font-weight-asian="bold" style:font-weight-complex="bold"/>
    </style:style>
    <style:style style:name="P4" style:family="paragraph" style:parent-style-name="Standard">
      <style:text-properties fo:color="#ff860d" loext:opacity="100%" fo:font-weight="bold" officeooo:rsid="0004bd6f" officeooo:paragraph-rsid="0004bd6f" style:font-weight-asian="bold" style:font-weight-complex="bold"/>
    </style:style>
    <style:style style:name="P5" style:family="paragraph" style:parent-style-name="Standard">
      <style:text-properties fo:color="#3faf46" loext:opacity="100%" fo:font-weight="bold" officeooo:rsid="0004bd6f" officeooo:paragraph-rsid="0004bd6f" style:font-weight-asian="bold" style:font-weight-complex="bold"/>
    </style:style>
    <style:style style:name="P6" style:family="paragraph" style:parent-style-name="Standard">
      <style:text-properties style:use-window-font-color="true" loext:opacity="0%" fo:font-weight="normal" officeooo:rsid="0004bd6f" officeooo:paragraph-rsid="0004bd6f" style:font-weight-asian="normal" style:font-weight-complex="normal"/>
    </style:style>
    <style:style style:name="P7" style:family="paragraph" style:parent-style-name="Standard">
      <style:text-properties fo:color="#ff0000" loext:opacity="100%" fo:font-weight="bold" officeooo:rsid="0004bd6f" officeooo:paragraph-rsid="0004bd6f" style:font-weight-asian="bold" style:font-weight-complex="bold"/>
    </style:style>
    <style:style style:name="P8" style:family="paragraph" style:parent-style-name="Standard">
      <style:text-properties fo:font-weight="bold" officeooo:rsid="0004bd6f" officeooo:paragraph-rsid="0004bd6f" style:font-weight-asian="bold" style:font-weight-complex="bold"/>
    </style:style>
    <style:style style:name="T1" style:family="text">
      <style:text-properties officeooo:rsid="0008f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1) Photoelectric effect</text:p>
      <text:p text:style-name="P2">→ Photons are shot at some surface, due to energy in the photons frequency electrons are released.</text:p>
      <text:p text:style-name="P2">→ Intensity does not effect energy of released photoelectrons. </text:p>
      <text:p text:style-name="P3">(1) Energy due to electric potential</text:p>
      <text:p text:style-name="P2">→ qU = Energy. E.g. if something is place in a potential U, then the result is energy.</text:p>
      <text:p text:style-name="P1">(2) Black body radiation</text:p>
      <text:p text:style-name="P4">(7p) Infinite potential well</text:p>
      <text:p text:style-name="P2">→ </text:p>
      <text:p text:style-name="P4">(4p) Probability of Energy</text:p>
      <text:p text:style-name="P5">(2p) Commutators</text:p>
      <text:p text:style-name="P6">→ <text:span text:style-name="T1">Use commutators on a random function as help.</text:span></text:p>
      <text:p text:style-name="P4">(5p) Eigenvalue, eigenfunction.</text:p>
      <text:p text:style-name="P7">(6p) Harmonic oscillator </text:p>
      <text:p text:style-name="P7">(6p) Hydrogen atom</text:p>
      <text:p text:style-name="P7">(4p) Potential barrier</text:p>
      <text:p text:style-name="P4">(1) Normalization</text:p>
      <text:p text:style-name="P4">(4) Spin</text:p>
      <text:p text:style-name="P8">(1) Random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1:38:01.008613000</meta:creation-date>
    <dc:date>2025-11-21T15:31:27.896051000</dc:date>
    <meta:editing-duration>PT1H20M47S</meta:editing-duration>
    <meta:editing-cycles>4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18" meta:word-count="95" meta:character-count="581" meta:non-whitespace-character-count="501"/>
  </office:meta>
</office:document-meta>
</file>